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Отлично! Вот пример <text:span text:style-name="Strong_20_Emphasis">Ktor Client-запроса к GitLab REST API</text:span> для поиска <text:span text:style-name="Strong_20_Emphasis">проектов (репозиториев)</text:span> по ключевому слову с указанием области поиска (<text:span text:style-name="Source_20_Text">name</text:span>, <text:span text:style-name="Source_20_Text">description</text:span>, <text:span text:style-name="Source_20_Text">path</text:span>, <text:span text:style-name="Source_20_Text">readme</text:span>, и др.).</text:p>
      <text:p text:style-name="Horizontal_20_Line"/>
      <text:h text:style-name="Heading_20_3" text:outline-level="3">✅ Важно:</text:h>
      <text:list text:style-name="L1">
        <text:list-item>
          <text:p text:style-name="P3">GitLab API: <text:a xlink:type="simple" xlink:href="https://docs.gitlab.com/ee/api/search.html" office:target-frame-name="_new" xlink:show="replace" text:style-name="Internet_20_link" text:visited-style-name="Visited_20_Internet_20_Link"><text:span text:style-name="Source_20_Text">/search</text:span></text:a></text:p>
        </text:list-item>
        <text:list-item>
          <text:p text:style-name="P3">Метод: <text:span text:style-name="Source_20_Text">GET /search</text:span></text:p>
        </text:list-item>
        <text:list-item>
          <text:p text:style-name="P3">Необходим параметр <text:span text:style-name="Source_20_Text">scope</text:span>: <text:span text:style-name="Source_20_Text">"projects"</text:span>, <text:span text:style-name="Source_20_Text">"users"</text:span>, <text:span text:style-name="Source_20_Text">"groups"</text:span>, и т.д.</text:p>
        </text:list-item>
        <text:list-item>
          <text:p text:style-name="P3">Параметр <text:span text:style-name="Source_20_Text">search</text:span> — поисковый запрос.</text:p>
        </text:list-item>
        <text:list-item>
          <text:p text:style-name="P3">Поля типа <text:span text:style-name="Source_20_Text">in=name</text:span> <text:span text:style-name="Strong_20_Emphasis">не поддерживаются напрямую</text:span>, но GitLab ищет по всем основным полям (name, description и т.д.).</text:p>
        </text:list-item>
      </text:list>
      <text:p text:style-name="Horizontal_20_Line"/>
      <text:h text:style-name="Heading_20_3" text:outline-level="3">📦 Gradle зависимости (те же, что и для GitHub)</text:h>
      <text:p text:style-name="Preformatted_20_Text">kotlin</text:p>
      <text:p text:style-name="Preformatted_20_Text">КопироватьРедактировать</text:p>
      <text:p text:style-name="P1"><text:span text:style-name="Source_20_Text">dependencies {</text:span></text:p>
      <text:p text:style-name="P1"><text:span text:style-name="Source_20_Text"><text:s text:c="4"/>implementation("io.ktor:ktor-client-core:2.3.5")</text:span></text:p>
      <text:p text:style-name="P1"><text:span text:style-name="Source_20_Text"><text:s text:c="4"/>implementation("io.ktor:ktor-client-cio:2.3.5")</text:span></text:p>
      <text:p text:style-name="P1"><text:span text:style-name="Source_20_Text"><text:s text:c="4"/>implementation("io.ktor:ktor-client-content-negotiation:2.3.5")</text:span></text:p>
      <text:p text:style-name="P1"><text:span text:style-name="Source_20_Text"><text:s text:c="4"/>implementation("io.ktor:ktor-serialization-kotlinx-json:2.3.5")</text:span></text:p>
      <text:p text:style-name="P1"><text:span text:style-name="Source_20_Text"><text:s text:c="4"/>implementation("org.jetbrains.kotlinx:kotlinx-serialization-json:1.6.0")</text:span></text:p>
      <text:p text:style-name="P2"><text:span text:style-name="Source_20_Text">}</text:span></text:p>
      <text:p text:style-name="Horizontal_20_Line"/>
      <text:h text:style-name="Heading_20_3" text:outline-level="3">🌐 Пример кода: поиск проектов в GitLab</text:h>
      <text:p text:style-name="Preformatted_20_Text">kotlin</text:p>
      <text:p text:style-name="Preformatted_20_Text">КопироватьРедактировать</text:p>
      <text:p text:style-name="P1"><text:span text:style-name="Source_20_Text">import io.ktor.client.*</text:span></text:p>
      <text:p text:style-name="P1"><text:span text:style-name="Source_20_Text">import io.ktor.client.call.*</text:span></text:p>
      <text:p text:style-name="P1"><text:span text:style-name="Source_20_Text">import io.ktor.client.request.*</text:span></text:p>
      <text:p text:style-name="P1"><text:span text:style-name="Source_20_Text">import io.ktor.client.statement.*</text:span></text:p>
      <text:p text:style-name="P1"><text:span text:style-name="Source_20_Text">import io.ktor.client.engine.cio.*</text:span></text:p>
      <text:p text:style-name="P1"><text:span text:style-name="Source_20_Text">import io.ktor.client.plugins.contentnegotiation.*</text:span></text:p>
      <text:p text:style-name="P1"><text:span text:style-name="Source_20_Text">import io.ktor.serialization.kotlinx.json.*</text:span></text:p>
      <text:p text:style-name="P1"><text:span text:style-name="Source_20_Text">import kotlinx.serialization.*</text:span></text:p>
      <text:p text:style-name="P1"><text:span text:style-name="Source_20_Text">import kotlinx.serialization.json.*</text:span></text:p>
      <text:p text:style-name="P1"/>
      <text:p text:style-name="P1"><text:span text:style-name="Source_20_Text">@Serializable</text:span></text:p>
      <text:p text:style-name="P1"><text:span text:style-name="Source_20_Text">data class GitLabProject(</text:span></text:p>
      <text:p text:style-name="P1"><text:span text:style-name="Source_20_Text"><text:s text:c="4"/>val id: Int,</text:span></text:p>
      <text:p text:style-name="P1"><text:span text:style-name="Source_20_Text"><text:s text:c="4"/>val name: String,</text:span></text:p>
      <text:p text:style-name="P1"><text:span text:style-name="Source_20_Text"><text:s text:c="4"/>val description: String? = null,</text:span></text:p>
      <text:p text:style-name="P1"><text:span text:style-name="Source_20_Text"><text:s text:c="4"/>val web_url: String</text:span></text:p>
      <text:p text:style-name="P1"><text:span text:style-name="Source_20_Text">)</text:span></text:p>
      <text:p text:style-name="P1"/>
      <text:p text:style-name="P1"><text:span text:style-name="Source_20_Text">suspend fun searchGitLabProjects(query: String) {</text:span></text:p>
      <text:p text:style-name="P1"><text:span text:style-name="Source_20_Text"><text:s text:c="4"/>val client = HttpClient(CIO) {</text:span></text:p>
      <text:p text:style-name="P1"><text:span text:style-name="Source_20_Text"><text:s text:c="8"/>install(ContentNegotiation) {</text:span></text:p>
      <text:p text:style-name="P1"><text:span text:style-name="Source_20_Text"><text:s text:c="12"/>json()</text:span></text:p>
      <text:p text:style-name="P1"><text:span text:style-name="Source_20_Text"><text:s text:c="8"/>}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val response: HttpResponse = client.get("https://gitlab.com/api/v4/search") {</text:span></text:p>
      <text:p text:style-name="P1"><text:span text:style-name="Source_20_Text"><text:s text:c="8"/>parameter("scope", "projects")</text:span></text:p>
      <text:p text:style-name="P1"><text:span text:style-name="Source_20_Text"><text:s text:c="8"/>parameter("search", query)</text:span></text:p>
      <text:p text:style-name="P1"><text:soft-page-break/><text:span text:style-name="Source_20_Text"><text:s text:c="4"/>}</text:span></text:p>
      <text:p text:style-name="P1"/>
      <text:p text:style-name="P1"><text:span text:style-name="Source_20_Text"><text:s text:c="4"/>val projects: List&lt;GitLabProject&gt; = response.body()</text:span></text:p>
      <text:p text:style-name="P1"/>
      <text:p text:style-name="P1"><text:span text:style-name="Source_20_Text"><text:s text:c="4"/>println("Найдено проектов: ${projects.size}")</text:span></text:p>
      <text:p text:style-name="P1"><text:span text:style-name="Source_20_Text"><text:s text:c="4"/>projects.forEach {</text:span></text:p>
      <text:p text:style-name="P1"><text:span text:style-name="Source_20_Text"><text:s text:c="8"/>println("- ${it.name}: ${it.web_url}")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client.close()</text:span></text:p>
      <text:p text:style-name="P2"><text:span text:style-name="Source_20_Text">}</text:span></text:p>
      <text:p text:style-name="Horizontal_20_Line"/>
      <text:h text:style-name="Heading_20_3" text:outline-level="3">🧪 Пример вызова</text:h>
      <text:p text:style-name="Preformatted_20_Text">kotlin</text:p>
      <text:p text:style-name="Preformatted_20_Text">КопироватьРедактировать</text:p>
      <text:p text:style-name="P1"><text:span text:style-name="Source_20_Text">suspend fun main() {</text:span></text:p>
      <text:p text:style-name="P1"><text:span text:style-name="Source_20_Text"><text:s text:c="4"/>searchGitLabProjects("ktor")</text:span></text:p>
      <text:p text:style-name="P2"><text:span text:style-name="Source_20_Text">}</text:span></text:p>
      <text:p text:style-name="Horizontal_20_Line"/>
      <text:p text:style-name="Text_20_body">⚠️ GitLab не поддерживает точечную фильтрацию по <text:span text:style-name="Source_20_Text">name</text:span>, <text:span text:style-name="Source_20_Text">description</text:span>, <text:span text:style-name="Source_20_Text">readme</text:span> как GitHub. Он ищет сразу по нескольким полям — <text:span text:style-name="Strong_20_Emphasis">это поведение встроено и не настраивается по параметрам</text:span>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13:14:53.161206718</meta:creation-date>
    <meta:print-date>2025-05-09T13:16:00.698669910</meta:print-date>
    <dc:date>2025-05-09T16:42:06.051161596</dc:date>
    <meta:editing-duration>PT3H27M13S</meta:editing-duration>
    <meta:editing-cycles>1</meta:editing-cycles>
    <meta:document-statistic meta:table-count="0" meta:image-count="0" meta:object-count="0" meta:page-count="2" meta:paragraph-count="60" meta:word-count="212" meta:character-count="2132" meta:non-whitespace-character-count="1855"/>
    <meta:generator>LibreOffice/7.4.7.2$Linux_X86_64 LibreOffice_project/40$Build-2</meta:generator>
  </office:meta>
</office:document-meta>
</file>